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d36e" style:font-name-asian="HelveticaNeue" style:font-size-asian="11pt" style:font-name-complex="HelveticaNeue" style:font-size-complex="11pt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e10e" style:font-name-asian="HelveticaNeue" style:font-size-asian="11pt" style:font-name-complex="HelveticaNeue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rsid="0012d36e" officeooo:paragraph-rsid="0012d36e" style:font-name-asian="HelveticaNeue" style:font-size-asian="11pt" style:font-name-complex="HelveticaNeue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officeooo:paragraph-rsid="00111db9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officeooo:paragraph-rsid="0012e10e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style:font-size-asian="11pt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11db9" officeooo:paragraph-rsid="00111db9" style:font-size-asian="11pt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2d36e" officeooo:paragraph-rsid="0012d36e" style:font-size-asian="11pt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36920" officeooo:paragraph-rsid="00136920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4e8b9" officeooo:paragraph-rsid="0014e8b9" style:font-size-asian="11pt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4e8b9" officeooo:paragraph-rsid="0012d36e" style:font-size-asian="11pt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c9509" officeooo:paragraph-rsid="00175294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style:text-underline-style="solid" style:text-underline-width="auto" style:text-underline-color="font-color" fo:font-weight="bold" officeooo:rsid="00136920" officeooo:paragraph-rsid="00136920" style:font-size-asian="11pt" style:font-weight-asian="bold" style:font-size-complex="11pt" style:font-weight-complex="bold"/>
    </style:style>
    <style:style style:name="P16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18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19" style:family="paragraph" style:parent-style-name="Standard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style:font-name-asian="HelveticaNeue" style:font-size-asian="11pt" style:font-name-complex="HelveticaNeue" style:font-size-complex="11pt"/>
    </style:style>
    <style:style style:name="P20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d36e" style:font-name-asian="HelveticaNeue" style:font-size-asian="11pt" style:font-name-complex="HelveticaNeue" style:font-size-complex="11pt"/>
    </style:style>
    <style:style style:name="P21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paragraph-rsid="0012e10e" style:font-name-asian="HelveticaNeue" style:font-size-asian="11pt" style:font-name-complex="HelveticaNeue" style:font-size-complex="11pt"/>
    </style:style>
    <style:style style:name="P22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 fo:font-size="11pt" officeooo:rsid="0012d36e" officeooo:paragraph-rsid="0012e10e" style:font-name-asian="HelveticaNeue" style:font-size-asian="11pt" style:font-name-complex="HelveticaNeue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 neu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style:text-underline-style="solid" style:text-underline-width="auto" style:text-underline-color="font-color" fo:font-weight="bold" officeooo:rsid="00136920" officeooo:paragraph-rsid="0013692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36920" officeooo:paragraph-rsid="00136920" style:font-size-asian="11pt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cf820" officeooo:paragraph-rsid="001cf820" style:font-size-asian="11pt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Helvetica neue" fo:font-size="11pt" officeooo:rsid="001db74f" officeooo:paragraph-rsid="001db74f" style:font-size-asian="11pt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paragraph-rsid="001462fb" style:font-name-asian="HelveticaNeue" style:font-size-asian="11pt" style:font-name-complex="HelveticaNeue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62fb" style:font-name-asian="HelveticaNeue" style:font-size-asian="11pt" style:font-name-complex="HelveticaNeue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73529" officeooo:paragraph-rsid="0018a505" style:font-size-asian="11pt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75294" officeooo:paragraph-rsid="001a9b31" style:font-size-asian="11pt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62fb" style:font-size-asian="11pt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36920" officeooo:paragraph-rsid="0014e8b9" style:font-size-asian="11pt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a933" loext:opacity="100%" style:font-name="Helvetica neue" fo:font-size="11pt" officeooo:rsid="001462fb" officeooo:paragraph-rsid="0014e8b9" style:font-size-asian="11pt" style:font-size-complex="11pt"/>
    </style:style>
    <style:style style:name="T1" style:family="text">
      <style:text-properties fo:color="#000000" loext:opacity="100%" fo:font-size="11pt" style:font-name-asian="HelveticaNeue" style:font-size-asian="11pt" style:font-name-complex="HelveticaNeue" style:font-size-complex="11pt"/>
    </style:style>
    <style:style style:name="T2" style:family="text">
      <style:text-properties fo:color="#000000" loext:opacity="100%" fo:font-size="11pt" style:text-underline-style="solid" style:text-underline-width="auto" style:text-underline-color="font-color" style:font-name-asian="HelveticaNeue" style:font-size-asian="11pt" style:font-name-complex="HelveticaNeue" style:font-size-complex="11pt"/>
    </style:style>
    <style:style style:name="T3" style:family="text">
      <style:text-properties fo:color="#000000" loext:opacity="100%" style:font-name-asian="HelveticaNeue" style:font-name-complex="HelveticaNeue"/>
    </style:style>
    <style:style style:name="T4" style:family="text">
      <style:text-properties fo:color="#000000" loext:opacity="100%" style:text-underline-style="solid" style:text-underline-width="auto" style:text-underline-color="font-color" style:font-name-asian="HelveticaNeue" style:font-name-complex="HelveticaNeue"/>
    </style:style>
    <style:style style:name="T5" style:family="text">
      <style:text-properties style:text-underline-style="solid" style:text-underline-width="auto" style:text-underline-color="font-color" officeooo:rsid="00111db9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75294"/>
    </style:style>
    <style:style style:name="T8" style:family="text">
      <style:text-properties officeooo:rsid="0017df71"/>
    </style:style>
    <style:style style:name="T9" style:family="text">
      <style:text-properties style:font-name="Helvetica neue" fo:font-size="11pt" officeooo:rsid="00173529" style:font-size-asian="11pt" style:font-size-complex="11pt"/>
    </style:style>
    <style:style style:name="T10" style:family="text">
      <style:text-properties style:font-name-asian="HelveticaNeue" style:font-name-complex="HelveticaNeue"/>
    </style:style>
    <style:style style:name="T11" style:family="text">
      <style:text-properties officeooo:rsid="001db74f"/>
    </style:style>
    <text:list-style style:name="L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-">
        <style:list-level-properties text:min-label-width="0.1681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-">
        <style:list-level-properties text:min-label-width="0.1681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oadmap</text:p>
      <text:p text:style-name="P5"/>
      <text:p text:style-name="P1">Things I want to accomplish with this:</text:p>
      <text:p text:style-name="P8"/>
      <text:p text:style-name="P1"/>
      <text:p text:style-name="P8"><text:tab/><text:span text:style-name="T5">Iteration 1.5</text:span></text:p>
      <text:p text:style-name="P9">Data was lost in the transfer (went back a few versions b/c I wasn’t backing up with Github)</text:p>
      <text:p text:style-name="P9"/>
      <text:p text:style-name="P15">In Progress:</text:p>
      <text:p text:style-name="P14"/>
      <text:p text:style-name="P26">Transfer to new computer, ensure it builds</text:p>
      <text:p text:style-name="P26">- May need to update Java</text:p>
      <text:p text:style-name="P26">- May need to update Env variable</text:p>
      <text:p text:style-name="P26">- May need to check for missing text in /app/build.gradle</text:p>
      <text:p text:style-name="P26"/>
      <text:p text:style-name="P26">Maybe install and run gradle linter: GitHub.com/nebula-plugins/gradle-lint-plugin</text:p>
      <text:p text:style-name="P26">- Help with super long build times</text:p>
      <text:p text:style-name="P26"/>
      <text:p text:style-name="P27">Assess code’s functionality, update notes</text:p>
      <text:p text:style-name="P27"/>
      <text:p text:style-name="P27">Create framework for new branch</text:p>
      <text:p text:style-name="P9"/>
      <text:p text:style-name="P15">Todo:</text:p>
      <text:p text:style-name="P11"/>
      <text:p text:style-name="P11"/>
      <text:p text:style-name="P11"/>
      <text:p text:style-name="P11">- CreateBagScenario functionality</text:p>
      <text:p text:style-name="P11"><text:tab/>- Encoding/symbolinfo/bagcontents</text:p>
      <text:p text:style-name="P11"><text:tab/>- Test scenarios</text:p>
      <text:p text:style-name="P11"><text:tab/>- Layout for scenario selection</text:p>
      <text:p text:style-name="P9"/>
      <text:p text:style-name="P10">Add notes to each section to make it easier to pick back up</text:p>
      <text:p text:style-name="P10"/>
      <text:p text:style-name="P11"><text:span text:style-name="T6">Done:</text:span></text:p>
      <text:p text:style-name="P13"/>
      <text:p text:style-name="P12"/>
      <text:p text:style-name="P8"><text:span text:style-name="T3"><text:tab/></text:span><text:span text:style-name="T4">Iteration 2</text:span><text:span text:style-name="T3">:</text:span></text:p>
      <text:p text:style-name="P1"/>
      <text:p text:style-name="P5"/>
      <text:p text:style-name="P1">Useful UI</text:p>
      <text:list text:style-name="L1">
        <text:list-item>
          <text:p text:style-name="P18">Create a UI for calcProb page which includes:</text:p>
          <text:list>
            <text:list-item>
              <text:p text:style-name="P18">Probability to succeed for each value</text:p>
            </text:list-item>
            <text:list-item>
              <text:p text:style-name="P18">Chances of symbol token effects</text:p>
            </text:list-item>
            <text:list-item>
              <text:p text:style-name="P18">Ability to change variable token conditions</text:p>
              <text:list>
                <text:list-item>
                  <text:p text:style-name="P18">One for Skull, one for Elder Sign</text:p>
                </text:list-item>
              </text:list>
            </text:list-item>
          </text:list>
        </text:list-item>
      </text:list>
      <text:p text:style-name="P5"/>
      <text:p text:style-name="P1">Add one precon scenario for testing</text:p>
      <text:p text:style-name="P23"/>
      <text:p text:style-name="P5"><text:soft-page-break/><text:span text:style-name="T1"><text:tab/></text:span><text:span text:style-name="T2">Iteration 3</text:span><text:span text:style-name="T1">:</text:span></text:p>
      <text:p text:style-name="P1">Create bag by scenario</text:p>
      <text:list text:style-name="L2">
        <text:list-item>
          <text:p text:style-name="P19">Select Campaign</text:p>
        </text:list-item>
        <text:list-item>
          <text:p text:style-name="P19">Select scenario</text:p>
        </text:list-item>
        <text:list-item>
          <text:p text:style-name="P19">Select difficulty</text:p>
        </text:list-item>
        <text:list-item>
          <text:p text:style-name="P19">Select other modifiers (tokens from last scenario, extra squids, hoods, skulls, etc. </text:p>
        </text:list-item>
        <text:list-item>
          <text:p text:style-name="P19">Predetermined symbol tokens (variable, nonterminals &amp; extra effects)</text:p>
        </text:list-item>
      </text:list>
      <text:p text:style-name="P1"/>
      <text:p text:style-name="P4">Edit Bag</text:p>
      <text:p text:style-name="P1"/>
      <text:p text:style-name="P6"/>
      <text:p text:style-name="P5"><text:span text:style-name="T1"><text:tab/></text:span><text:span text:style-name="T2">Iteration 4:</text:span></text:p>
      <text:p text:style-name="P5"/>
      <text:p text:style-name="P2">UI Improvements</text:p>
      <text:list text:style-name="L3">
        <text:list-item>
          <text:p text:style-name="P20">Communicate floor and ceiling chances</text:p>
        </text:list-item>
        <text:list-item>
          <text:p text:style-name="P20">Actual pictures for tokens</text:p>
        </text:list-item>
        <text:list-item>
          <text:p text:style-name="P22">Chance to see token types</text:p>
        </text:list-item>
        <text:list-item>
          <text:p text:style-name="P21">Standardize manual bag create buttons</text:p>
        </text:list-item>
      </text:list>
      <text:p text:style-name="P2"/>
      <text:p text:style-name="P1">Add frost token functionality</text:p>
      <text:p text:style-name="P1">Add investigator-specific elder sign modifiers</text:p>
      <text:p text:style-name="P5"/>
      <text:p text:style-name="P1">Locale-specified formatting?</text:p>
      <text:p text:style-name="P3">Issue with choreographer: </text:p>
      <text:p text:style-name="P3">I/Choreographer: Skipped 35 frames! <text:s/>The application may be doing too much work on its main thread.</text:p>
      <text:p text:style-name="P3">- Implement some sort of threading instructions for efficiency?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2-21T13:56:56.596000000</dc:date>
    <meta:editing-duration>PT4H23M58S</meta:editing-duration>
    <meta:editing-cycles>6</meta:editing-cycles>
    <meta:document-statistic meta:table-count="0" meta:image-count="0" meta:object-count="0" meta:page-count="2" meta:paragraph-count="48" meta:word-count="264" meta:character-count="1639" meta:non-whitespace-character-count="1427"/>
  </office:meta>
</office:document-meta>
</file>